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1e4" officeooo:paragraph-rsid="0013b1e4"/>
    </style:style>
    <style:style style:name="P2" style:family="paragraph" style:parent-style-name="Standard">
      <style:paragraph-properties fo:text-align="center" style:justify-single-word="false"/>
      <style:text-properties officeooo:rsid="0013b1e4" officeooo:paragraph-rsid="0013b1e4"/>
    </style:style>
    <style:style style:name="P3" style:family="paragraph" style:parent-style-name="Standard">
      <style:text-properties fo:font-style="italic" officeooo:rsid="0013b1e4" officeooo:paragraph-rsid="0013b1e4" style:font-style-asian="italic" style:font-style-complex="italic"/>
    </style:style>
    <style:style style:name="P4" style:family="paragraph" style:parent-style-name="Standard">
      <style:text-properties officeooo:rsid="00163951" officeooo:paragraph-rsid="00163951"/>
    </style:style>
    <style:style style:name="P5" style:family="paragraph" style:parent-style-name="Standard">
      <style:text-properties officeooo:rsid="00163951" officeooo:paragraph-rsid="0016d9bc"/>
    </style:style>
    <style:style style:name="P6" style:family="paragraph" style:parent-style-name="Standard">
      <style:text-properties officeooo:rsid="0016d9bc" officeooo:paragraph-rsid="0016d9bc"/>
    </style:style>
    <style:style style:name="P7" style:family="paragraph" style:parent-style-name="Standard">
      <style:text-properties officeooo:rsid="0017501e" officeooo:paragraph-rsid="0017501e"/>
    </style:style>
    <style:style style:name="P8" style:family="paragraph" style:parent-style-name="Standard">
      <style:text-properties officeooo:rsid="0017501e" officeooo:paragraph-rsid="001772d1"/>
    </style:style>
    <style:style style:name="P9" style:family="paragraph" style:parent-style-name="Standard">
      <style:text-properties officeooo:rsid="0017f9a2" officeooo:paragraph-rsid="0017f9a2"/>
    </style:style>
    <style:style style:name="P10" style:family="paragraph" style:parent-style-name="Standard">
      <style:text-properties officeooo:rsid="0019e439" officeooo:paragraph-rsid="0019e439"/>
    </style:style>
    <style:style style:name="P11" style:family="paragraph" style:parent-style-name="Standard">
      <style:text-properties style:use-window-font-color="true" officeooo:rsid="0017501e" officeooo:paragraph-rsid="0017501e"/>
    </style:style>
    <style:style style:name="P12" style:family="paragraph" style:parent-style-name="Standard">
      <style:text-properties style:use-window-font-color="true" officeooo:rsid="001772d1" officeooo:paragraph-rsid="001772d1"/>
    </style:style>
    <style:style style:name="P13" style:family="paragraph" style:parent-style-name="Standard">
      <style:text-properties style:use-window-font-color="true" officeooo:rsid="0017f9a2" officeooo:paragraph-rsid="0017f9a2"/>
    </style:style>
    <style:style style:name="P14" style:family="paragraph" style:parent-style-name="Standard">
      <style:text-properties style:use-window-font-color="true" officeooo:rsid="0019e439" officeooo:paragraph-rsid="0019e439"/>
    </style:style>
    <style:style style:name="P15" style:family="paragraph" style:parent-style-name="Heading_20_3">
      <style:paragraph-properties fo:break-before="page"/>
    </style:style>
    <style:style style:name="T1" style:family="text">
      <style:text-properties officeooo:rsid="0013b1e4"/>
    </style:style>
    <style:style style:name="T2" style:family="text">
      <style:text-properties officeooo:rsid="0015a941"/>
    </style:style>
    <style:style style:name="T3" style:family="text">
      <style:text-properties officeooo:rsid="0016d9bc"/>
    </style:style>
    <style:style style:name="T4" style:family="text">
      <style:text-properties fo:color="#ddddd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1772d1"/>
    </style:style>
    <style:style style:name="T7" style:family="text">
      <style:text-properties style:use-window-font-color="true" fo:font-size="8pt" style:font-size-asian="8pt" style:font-size-complex="8pt"/>
    </style:style>
    <style:style style:name="T8" style:family="text">
      <style:text-properties officeooo:rsid="0017501e"/>
    </style:style>
    <style:style style:name="T9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vertible <text:span text:style-name="T1">Domain </text:span>Constraints</text:p>
      <text:p text:style-name="P2">by Sven Nilsen, 2019</text:p>
      <text:p text:style-name="P1"/>
      <text:p text:style-name="P3">In this paper I show that <text:span text:style-name="T2">for all discrete functions, there exist a trivial path such that the function maps uniquely, yet the existential path of the function remains unchanged.</text:span></text:p>
      <text:p text:style-name="P1"/>
      <text:p text:style-name="P4">When the trivial path<text:span text:style-name="T9"><text:reference-ref text:reference-format="text" text:ref-name="1">[1]</text:reference-ref></text:span> `∀f` of a function `f` changes, the identity of `f` changes as well<text:span text:style-name="T9"><text:reference-ref text:reference-format="text" text:ref-name="2">[2]</text:reference-ref></text:span>.</text:p>
      <text:p text:style-name="P4">Usually, the problem is that the existential path<text:span text:style-name="T9"><text:reference-ref text:reference-format="text" text:ref-name="3">[3]</text:reference-ref></text:span> `∃f{∀f}` changes, which can result in unsoundness.</text:p>
      <text:p text:style-name="P4"/>
      <text:p text:style-name="P4"><text:tab/>∃f{∀f}<text:tab/><text:tab/>The meaning of the existential path of `f` depends on the trivial path of `f`</text:p>
      <text:p text:style-name="P4"/>
      <text:p text:style-name="P5">However, sometimes the trivial path can change without the existential path changing. The most extreme of this scenarios is when <text:span text:style-name="T3">the trivial path is constrained such that `f{</text:span>∀f<text:span text:style-name="T3">}` maps uniquely, but without changing the existential path. This is called an “invertible domain constraint”.</text:span></text:p>
      <text:p text:style-name="P5"/>
      <text:p text:style-name="P6">For example, addition is a binary operator on the natural numbers<text:span text:style-name="T9"><text:reference-ref text:reference-format="text" text:ref-name="4">[4]</text:reference-ref></text:span>:</text:p>
      <text:p text:style-name="P6"/>
      <text:p text:style-name="P6"><text:tab/>add : nat ⨯ nat → nat</text:p>
      <text:p text:style-name="P6"/>
      <text:p text:style-name="P6">For every natural number `n`, there exists `n+1` possible inputs to `add` that constructs the number:</text:p>
      <text:p text:style-name="P6"/>
      <text:p text:style-name="P6"><text:tab/><text:span text:style-name="T8">0<text:tab/>=<text:tab/>0+0</text:span></text:p>
      <text:p text:style-name="P6"><text:tab/>1<text:tab/>=<text:tab/>1+0,<text:tab/>0+1</text:p>
      <text:p text:style-name="P6"><text:tab/>2<text:tab/>=<text:tab/>2+0,<text:tab/>1+1,<text:tab/>0+2</text:p>
      <text:p text:style-name="P6"><text:tab/>3<text:tab/>=<text:tab/>3+0,<text:tab/>2+1,<text:tab/>1+2,<text:tab/>0+3</text:p>
      <text:p text:style-name="P6"/>
      <text:p text:style-name="P6">When an invertible domain constraint happens for `add`, the `n+1` possible inputs are reduced to `1`:</text:p>
      <text:p text:style-name="P6"/>
      <text:p text:style-name="P6"><text:tab/><text:span text:style-name="T8">0<text:tab/>=<text:tab/>0+0</text:span></text:p>
      <text:p text:style-name="P6"><text:tab/>1<text:tab/>=<text:tab/><text:span text:style-name="T4">1+0,</text:span><text:tab/>0+1</text:p>
      <text:p text:style-name="P6"><text:tab/>2<text:tab/>=<text:tab/>2+0,<text:tab/><text:span text:style-name="T4">1+1,</text:span><text:tab/><text:span text:style-name="T4">0+2</text:span></text:p>
      <text:p text:style-name="P6"><text:tab/>3<text:tab/>=<text:tab/><text:span text:style-name="T4">3+0,<text:tab/>2+1,</text:span><text:tab/>1+2,<text:tab/><text:span text:style-name="T4">0+3</text:span></text:p>
      <text:p text:style-name="P11"/>
      <text:p text:style-name="P11">Every invertible domain constraint for `add` must contain `0+0`, since there is only one possibility.</text:p>
      <text:p text:style-name="P11"/>
      <text:p text:style-name="P11">The total number of invertible domain constraints for `add` is:</text:p>
      <text:p text:style-name="P11"/>
      <text:p text:style-name="P7"><text:span text:style-name="T5"><text:tab/>∏ </text:span><text:span text:style-name="T6">i</text:span><text:span text:style-name="T5"> : nat { </text:span><text:span text:style-name="T6">i</text:span><text:span text:style-name="T5">+1 }</text:span></text:p>
      <text:p text:style-name="P11"/>
      <text:p text:style-name="P7"><text:span text:style-name="T5">For the intersection with `(&lt; n)`, the number of invertible domain constraints is </text:span><text:span text:style-name="T6">the factorial of `n`</text:span><text:span text:style-name="T5">:</text:span></text:p>
      <text:p text:style-name="P11"/>
      <text:p text:style-name="P8"><text:span text:style-name="T5"><text:tab/>∏ </text:span><text:span text:style-name="T6">i</text:span><text:span text:style-name="T5"> : </text:span><text:span text:style-name="T6">(&lt;</text:span><text:span text:style-name="T5"> </text:span><text:span text:style-name="T6">n) </text:span><text:span text:style-name="T5">{ </text:span><text:span text:style-name="T6">i</text:span><text:span text:style-name="T5">+1 } </text:span><text:span text:style-name="T6">= n</text:span><text:span text:style-name="T5">!</text:span></text:p>
      <text:p text:style-name="P11"/>
      <text:p text:style-name="P12">For example, for addition that constructs all natural numbers less than `4`, the number of invertible domain constraints is `4 · 3 · 2 · 1 = 24`.</text:p>
      <text:h text:style-name="P15" text:outline-level="3">References:</text:h>
      <text:p text:style-name="P13"/>
      <text:p text:style-name="P9"><text:reference-mark-start text:name="1"/><text:span text:style-name="T5">[1]</text:span><text:reference-mark-end text:name="1"/><text:span text:style-name="T5"><text:tab/>“Constrained Functions”</text:span></text:p>
      <text:p text:style-name="P13"><text:tab/>Sven Nilsen, 2017</text:p>
      <text:p text:style-name="P9"><text:span text:style-name="T5"><text:tab/></text:span><text:a xlink:type="simple" xlink:href="https://github.com/advancedresearch/path_semantics/blob/master/papers-wip/constrained-functions.pdf" text:style-name="Internet_20_link" text:visited-style-name="Visited_20_Internet_20_Link"><text:span text:style-name="T7">https://github.com/advancedresearch/path_semantics/blob/master/papers-wip/constrained-functions.pdf</text:span></text:a></text:p>
      <text:p text:style-name="P13"/>
      <text:p text:style-name="P9"><text:reference-mark-start text:name="2"/><text:span text:style-name="T5">[2]</text:span><text:reference-mark-end text:name="2"/><text:span text:style-name="T5"><text:tab/>“Function Identity”</text:span></text:p>
      <text:p text:style-name="P13"><text:tab/>Sven Nilsen, 2017</text:p>
      <text:p text:style-name="P9"><text:span text:style-name="T5"><text:tab/></text:span><text:a xlink:type="simple" xlink:href="https://github.com/advancedresearch/path_semantics/blob/master/papers-wip/function-identity.pdf" text:style-name="Internet_20_link" text:visited-style-name="Visited_20_Internet_20_Link"><text:span text:style-name="T7">https://github.com/advancedresearch/path_semantics/blob/master/papers-wip/function-identity.pdf</text:span></text:a></text:p>
      <text:p text:style-name="P13"/>
      <text:p text:style-name="P10"><text:reference-mark-start text:name="3"/><text:span text:style-name="T5">[3]</text:span><text:reference-mark-end text:name="3"/><text:span text:style-name="T5"><text:tab/>“Existential Paths”</text:span></text:p>
      <text:p text:style-name="P14"><text:tab/>Sven Nilsen, 2017</text:p>
      <text:p text:style-name="P10"><text:span text:style-name="T5"><text:tab/></text:span><text:a xlink:type="simple" xlink:href="https://github.com/advancedresearch/path_semantics/blob/master/papers-wip/existential-paths.pdf" text:style-name="Internet_20_link" text:visited-style-name="Visited_20_Internet_20_Link"><text:span text:style-name="T7">https://github.com/advancedresearch/path_semantics/blob/master/papers-wip/existential-paths.pdf</text:span></text:a></text:p>
      <text:p text:style-name="P14"/>
      <text:p text:style-name="P10"><text:reference-mark-start text:name="4"/><text:span text:style-name="T5">[4]</text:span><text:reference-mark-end text:name="4"/><text:span text:style-name="T5"><text:tab/>“Natural number”</text:span></text:p>
      <text:p text:style-name="P14"><text:tab/>Wikipedia</text:p>
      <text:p text:style-name="P10"><text:span text:style-name="T5"><text:tab/></text:span><text:a xlink:type="simple" xlink:href="https://en.wikipedia.org/wiki/Natural_number" text:style-name="Internet_20_link" text:visited-style-name="Visited_20_Internet_20_Link"><text:span text:style-name="T7">https://en.wikipedia.org/wiki/Natural_number</text:span>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10:14.964719000</meta:creation-date>
    <dc:date>2019-09-11T19:48:32.916236000</dc:date>
    <meta:editing-duration>PT5M8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8" meta:word-count="328" meta:character-count="2175" meta:non-whitespace-character-count="1864"/>
  </office:meta>
</office:document-meta>
</file>